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5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PANTI CHOQUE ALEX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NTI CHOQUE ALEX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6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RUJILLO GAMARRA, JHON BRAYA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OSORIO POLO, UBALDIN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4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3524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7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5T22:02:2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